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crashes</text:p>
          </table:table-cell>
          <table:table-cell table:style-name="ce1" office:value-type="string" calcext:value-type="string">
            <text:p>timesteps</text:p>
          </table:table-cell>
          <table:table-cell office:value-type="string" calcext:value-type="string">
            <text:p>crashes</text:p>
          </table:table-cell>
          <table:table-cell table:style-name="ce1" office:value-type="string" calcext:value-type="string">
            <text:p>timesteps</text:p>
          </table:table-cell>
          <table:table-cell office:value-type="string" calcext:value-type="string">
            <text:p>crashes</text:p>
          </table:table-cell>
          <table:table-cell table:style-name="ce1" office:value-type="string" calcext:value-type="string">
            <text:p>timesteps</text:p>
          </table:table-cell>
          <table:table-cell office:value-type="string" calcext:value-type="string">
            <text:p>crashes</text:p>
          </table:table-cell>
          <table:table-cell table:style-name="ce1" office:value-type="string" calcext:value-type="string">
            <text:p>timesteps</text:p>
          </table:table-cell>
          <table:table-cell office:value-type="string" calcext:value-type="string">
            <text:p>crashes</text:p>
          </table:table-cell>
          <table:table-cell table:style-name="ce1" office:value-type="string" calcext:value-type="string">
            <text:p>timestep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3" calcext:value-type="float" table:number-columns-spanned="2" table:number-rows-spanned="1">
            <text:p>0.3</text:p>
          </table:table-cell>
          <table:covered-table-cell/>
          <table:table-cell office:value-type="float" office:value="0.5" calcext:value-type="float" table:number-columns-spanned="2" table:number-rows-spanned="1">
            <text:p>0.5</text:p>
          </table:table-cell>
          <table:covered-table-cell/>
          <table:table-cell office:value-type="float" office:value="0.7" calcext:value-type="float" table:number-columns-spanned="2" table:number-rows-spanned="1">
            <text:p>0.7</text:p>
          </table:table-cell>
          <table:covered-table-cell/>
          <table:table-cell office:value-type="float" office:value="0.9" calcext:value-type="float" table:number-columns-spanned="2" table:number-rows-spanned="1">
            <text:p>0.9</text:p>
          </table:table-cell>
          <table:covered-table-cell/>
          <table:table-cell office:value-type="float" office:value="0.95" calcext:value-type="float" table:number-columns-spanned="2" table:number-rows-spanned="1">
            <text:p>0.95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1" calcext:value-type="float" table:number-columns-spanned="2" table:number-rows-spanned="1">
            <text:p>0.001</text:p>
          </table:table-cell>
          <table:covered-table-cell/>
          <table:table-cell office:value-type="float" office:value="0.001" calcext:value-type="float" table:number-columns-spanned="2" table:number-rows-spanned="1">
            <text:p>0.001</text:p>
          </table:table-cell>
          <table:covered-table-cell/>
          <table:table-cell office:value-type="float" office:value="0.001" calcext:value-type="float" table:number-columns-spanned="2" table:number-rows-spanned="1">
            <text:p>0.001</text:p>
          </table:table-cell>
          <table:covered-table-cell/>
          <table:table-cell office:value-type="float" office:value="0.001" calcext:value-type="float" table:number-columns-spanned="2" table:number-rows-spanned="1">
            <text:p>0.001</text:p>
          </table:table-cell>
          <table:covered-table-cell/>
          <table:table-cell office:value-type="float" office:value="0.001" calcext:value-type="float" table:number-columns-spanned="2" table:number-rows-spanned="1">
            <text:p>0.001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ce2" table:formula="of:= (21 + 49 + 59) /3" office:value-type="float" office:value="43" calcext:value-type="float">
            <text:p>43</text:p>
          </table:table-cell>
          <table:table-cell table:style-name="ce2" table:formula="of:= (44 + 125 + 187) /3" office:value-type="float" office:value="118.666666666667" calcext:value-type="float">
            <text:p>118.6666666667</text:p>
          </table:table-cell>
          <table:table-cell table:style-name="Default" table:formula="of:= (73 + 221 + 21) /3" office:value-type="float" office:value="105" calcext:value-type="float">
            <text:p>105</text:p>
          </table:table-cell>
          <table:table-cell table:formula="of:= (164 + 541 + 69) /3" office:value-type="float" office:value="258" calcext:value-type="float">
            <text:p>258</text:p>
          </table:table-cell>
          <table:table-cell table:style-name="Default" table:formula="of:= (113 + 88 + 144) /3" office:value-type="float" office:value="115" calcext:value-type="float">
            <text:p>115</text:p>
          </table:table-cell>
          <table:table-cell table:formula="of:= (343 + 209 + 391) /3" office:value-type="float" office:value="314.333333333333" calcext:value-type="float">
            <text:p>314.3333333333</text:p>
          </table:table-cell>
          <table:table-cell table:style-name="Default" table:formula="of:= (52 + 118 + 55) /3" office:value-type="float" office:value="75" calcext:value-type="float">
            <text:p>75</text:p>
          </table:table-cell>
          <table:table-cell table:formula="of:= (152 + 321 + 134) /3" office:value-type="float" office:value="202.333333333333" calcext:value-type="float">
            <text:p>202.3333333333</text:p>
          </table:table-cell>
          <table:table-cell table:style-name="Default" table:formula="of:= (84 + 83 + 27) /3" office:value-type="float" office:value="64.6666666666667" calcext:value-type="float">
            <text:p>64.6666666667</text:p>
          </table:table-cell>
          <table:table-cell table:formula="of:= (196 + 231+ 101) /3"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3" calcext:value-type="float" table:number-columns-spanned="2" table:number-rows-spanned="1">
            <text:p>0.3</text:p>
          </table:table-cell>
          <table:covered-table-cell/>
          <table:table-cell office:value-type="float" office:value="0.5" calcext:value-type="float" table:number-columns-spanned="2" table:number-rows-spanned="1">
            <text:p>0.5</text:p>
          </table:table-cell>
          <table:covered-table-cell/>
          <table:table-cell office:value-type="float" office:value="0.7" calcext:value-type="float" table:number-columns-spanned="2" table:number-rows-spanned="1">
            <text:p>0.7</text:p>
          </table:table-cell>
          <table:covered-table-cell/>
          <table:table-cell office:value-type="float" office:value="0.9" calcext:value-type="float" table:number-columns-spanned="2" table:number-rows-spanned="1">
            <text:p>0.9</text:p>
          </table:table-cell>
          <table:covered-table-cell/>
          <table:table-cell office:value-type="float" office:value="0.95" calcext:value-type="float" table:number-columns-spanned="2" table:number-rows-spanned="1">
            <text:p>0.95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1" calcext:value-type="float" table:number-columns-spanned="2" table:number-rows-spanned="1">
            <text:p>0.00001</text:p>
          </table:table-cell>
          <table:covered-table-cell/>
          <table:table-cell office:value-type="float" office:value="0.00001" calcext:value-type="float" table:number-columns-spanned="2" table:number-rows-spanned="1">
            <text:p>0.00001</text:p>
          </table:table-cell>
          <table:covered-table-cell/>
          <table:table-cell office:value-type="float" office:value="0.00001" calcext:value-type="float" table:number-columns-spanned="2" table:number-rows-spanned="1">
            <text:p>0.00001</text:p>
          </table:table-cell>
          <table:covered-table-cell/>
          <table:table-cell office:value-type="float" office:value="0.00001" calcext:value-type="float" table:number-columns-spanned="2" table:number-rows-spanned="1">
            <text:p>0.00001</text:p>
          </table:table-cell>
          <table:covered-table-cell/>
          <table:table-cell office:value-type="float" office:value="0.00001" calcext:value-type="float" table:number-columns-spanned="2" table:number-rows-spanned="1">
            <text:p>0.00001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Default" table:formula="of:= (35 + 33 + 180) /3" office:value-type="float" office:value="82.6666666666667" calcext:value-type="float">
            <text:p>82.6666666667</text:p>
          </table:table-cell>
          <table:table-cell table:formula="of:= (92 + 97 + 428) /3" office:value-type="float" office:value="205.666666666667" calcext:value-type="float">
            <text:p>205.6666666667</text:p>
          </table:table-cell>
          <table:table-cell table:style-name="Default" table:formula="of:= (47 + 49 + 314) /3" office:value-type="float" office:value="136.666666666667" calcext:value-type="float">
            <text:p>136.6666666667</text:p>
          </table:table-cell>
          <table:table-cell table:formula="of:= (124 + 110 + 673) /3" office:value-type="float" office:value="302.333333333333" calcext:value-type="float">
            <text:p>302.3333333333</text:p>
          </table:table-cell>
          <table:table-cell table:style-name="Default" table:formula="of:=(134+57+14)/3" office:value-type="float" office:value="68.3333333333333" calcext:value-type="float">
            <text:p>68.3333333333</text:p>
          </table:table-cell>
          <table:table-cell table:formula="of:=(346+256+52)/3" office:value-type="float" office:value="218" calcext:value-type="float">
            <text:p>218</text:p>
          </table:table-cell>
          <table:table-cell table:style-name="Default" table:formula="of:=(63+140+104)/3" office:value-type="float" office:value="102.333333333333" calcext:value-type="float">
            <text:p>102.3333333333</text:p>
          </table:table-cell>
          <table:table-cell table:formula="of:=(174+276+225)/3" office:value-type="float" office:value="225" calcext:value-type="float">
            <text:p>225</text:p>
          </table:table-cell>
          <table:table-cell table:style-name="ce2" table:formula="of:=(88+55+23)/3" office:value-type="float" office:value="55.3333333333333" calcext:value-type="float">
            <text:p>55.3333333333</text:p>
          </table:table-cell>
          <table:table-cell table:style-name="ce2" table:formula="of:=(256+148+87)/3" office:value-type="float" office:value="163.666666666667" calcext:value-type="float">
            <text:p>163.6666666667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3" calcext:value-type="float" table:number-columns-spanned="2" table:number-rows-spanned="1">
            <text:p>0.3</text:p>
          </table:table-cell>
          <table:covered-table-cell/>
          <table:table-cell office:value-type="float" office:value="0.5" calcext:value-type="float" table:number-columns-spanned="2" table:number-rows-spanned="1">
            <text:p>0.5</text:p>
          </table:table-cell>
          <table:covered-table-cell/>
          <table:table-cell office:value-type="float" office:value="0.7" calcext:value-type="float" table:number-columns-spanned="2" table:number-rows-spanned="1">
            <text:p>0.7</text:p>
          </table:table-cell>
          <table:covered-table-cell/>
          <table:table-cell office:value-type="float" office:value="0.9" calcext:value-type="float" table:number-columns-spanned="2" table:number-rows-spanned="1">
            <text:p>0.9</text:p>
          </table:table-cell>
          <table:covered-table-cell/>
          <table:table-cell office:value-type="float" office:value="0.95" calcext:value-type="float" table:number-columns-spanned="2" table:number-rows-spanned="1">
            <text:p>0.95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01" calcext:value-type="float" table:number-columns-spanned="2" table:number-rows-spanned="1">
            <text:p>0.0000001</text:p>
          </table:table-cell>
          <table:covered-table-cell/>
          <table:table-cell office:value-type="float" office:value="0.0000001" calcext:value-type="float" table:number-columns-spanned="2" table:number-rows-spanned="1">
            <text:p>0.0000001</text:p>
          </table:table-cell>
          <table:covered-table-cell/>
          <table:table-cell office:value-type="float" office:value="0.0000001" calcext:value-type="float" table:number-columns-spanned="2" table:number-rows-spanned="1">
            <text:p>0.0000001</text:p>
          </table:table-cell>
          <table:covered-table-cell/>
          <table:table-cell office:value-type="float" office:value="0.0000001" calcext:value-type="float" table:number-columns-spanned="2" table:number-rows-spanned="1">
            <text:p>0.0000001</text:p>
          </table:table-cell>
          <table:covered-table-cell/>
          <table:table-cell office:value-type="float" office:value="0.0000001" calcext:value-type="float" table:number-columns-spanned="2" table:number-rows-spanned="1">
            <text:p>0.0000001</text:p>
          </table:table-cell>
          <table:covered-table-cell/>
          <table:table-cell table:style-name="ce1" table:number-columns-spanned="2" table:number-rows-spanned="1"/>
          <table:covered-table-cell/>
        </table:table-row>
        <table:table-row table:style-name="ro1">
          <table:table-cell/>
          <table:table-cell table:style-name="Default" table:formula="of:=(270+78+194)/3" office:value-type="float" office:value="180.666666666667" calcext:value-type="float">
            <text:p>180.6666666667</text:p>
          </table:table-cell>
          <table:table-cell table:formula="of:=(658+195+439)/3" office:value-type="float" office:value="430.666666666667" calcext:value-type="float">
            <text:p>430.6666666667</text:p>
          </table:table-cell>
          <table:table-cell table:style-name="Default" table:formula="of:=(190+71+34)/3" office:value-type="float" office:value="98.3333333333333" calcext:value-type="float">
            <text:p>98.3333333333</text:p>
          </table:table-cell>
          <table:table-cell table:formula="of:=(481+190+109)/3" office:value-type="float" office:value="260" calcext:value-type="float">
            <text:p>260</text:p>
          </table:table-cell>
          <table:table-cell table:style-name="Default" table:formula="of:=(28+22+69)/3" office:value-type="float" office:value="39.6666666666667" calcext:value-type="float">
            <text:p>39.6666666667</text:p>
          </table:table-cell>
          <table:table-cell table:formula="of:=(68 + 93+217)/3" office:value-type="float" office:value="126" calcext:value-type="float">
            <text:p>126</text:p>
          </table:table-cell>
          <table:table-cell table:style-name="ce2" table:formula="of:=(87+43+129)/3" office:value-type="float" office:value="86.3333333333333" calcext:value-type="float">
            <text:p>86.3333333333</text:p>
          </table:table-cell>
          <table:table-cell table:style-name="ce2" table:formula="of:=(186+115+299)/3" office:value-type="float" office:value="200" calcext:value-type="float">
            <text:p>200</text:p>
          </table:table-cell>
          <table:table-cell table:style-name="Default" table:formula="of:=(145+184+42)/3" office:value-type="float" office:value="123.666666666667" calcext:value-type="float">
            <text:p>123.6666666667</text:p>
          </table:table-cell>
          <table:table-cell table:formula="of:=(366+372+109)/3" office:value-type="float" office:value="282.333333333333" calcext:value-type="float">
            <text:p>282.33333333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3" calcext:value-type="float" table:number-columns-spanned="2" table:number-rows-spanned="1">
            <text:p>0.3</text:p>
          </table:table-cell>
          <table:covered-table-cell/>
          <table:table-cell office:value-type="float" office:value="0.5" calcext:value-type="float" table:number-columns-spanned="2" table:number-rows-spanned="1">
            <text:p>0.5</text:p>
          </table:table-cell>
          <table:covered-table-cell/>
          <table:table-cell office:value-type="float" office:value="0.7" calcext:value-type="float" table:number-columns-spanned="2" table:number-rows-spanned="1">
            <text:p>0.7</text:p>
          </table:table-cell>
          <table:covered-table-cell/>
          <table:table-cell office:value-type="float" office:value="0.9" calcext:value-type="float" table:number-columns-spanned="2" table:number-rows-spanned="1">
            <text:p>0.9</text:p>
          </table:table-cell>
          <table:covered-table-cell/>
          <table:table-cell office:value-type="float" office:value="0.95" calcext:value-type="float" table:number-columns-spanned="2" table:number-rows-spanned="1">
            <text:p>0.95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error</text:p>
          </table:table-cell>
          <table:table-cell table:style-name="ce3" office:value-type="float" office:value="0.000000001" calcext:value-type="float">
            <text:p>0.000000001</text:p>
          </table:table-cell>
          <table:table-cell/>
          <table:table-cell table:style-name="ce3" office:value-type="float" office:value="0.000000001" calcext:value-type="float">
            <text:p>0.000000001</text:p>
          </table:table-cell>
          <table:table-cell/>
          <table:table-cell table:style-name="ce3" office:value-type="float" office:value="0.000000001" calcext:value-type="float">
            <text:p>0.000000001</text:p>
          </table:table-cell>
          <table:table-cell/>
          <table:table-cell table:style-name="ce3" office:value-type="float" office:value="0.000000001" calcext:value-type="float">
            <text:p>0.000000001</text:p>
          </table:table-cell>
          <table:table-cell/>
          <table:table-cell table:style-name="ce3" office:value-type="float" office:value="0.000000001" calcext:value-type="float">
            <text:p>0.000000001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(27+28+24)/3" office:value-type="float" office:value="26.3333333333333" calcext:value-type="float">
            <text:p>26.3333333333</text:p>
          </table:table-cell>
          <table:table-cell table:style-name="ce2" table:formula="of:=(86+84+78)/3" office:value-type="float" office:value="82.6666666666667" calcext:value-type="float">
            <text:p>82.6666666667</text:p>
          </table:table-cell>
          <table:table-cell table:style-name="Default" table:formula="of:=(52+102+92)/3" office:value-type="float" office:value="82" calcext:value-type="float">
            <text:p>82</text:p>
          </table:table-cell>
          <table:table-cell table:formula="of:=(137+278+203)/3" office:value-type="float" office:value="206" calcext:value-type="float">
            <text:p>206</text:p>
          </table:table-cell>
          <table:table-cell table:style-name="Default" table:formula="of:=(49+20+34)/3" office:value-type="float" office:value="34.3333333333333" calcext:value-type="float">
            <text:p>34.3333333333</text:p>
          </table:table-cell>
          <table:table-cell table:formula="of:=(148+63+108)/3" office:value-type="float" office:value="106.333333333333" calcext:value-type="float">
            <text:p>106.3333333333</text:p>
          </table:table-cell>
          <table:table-cell table:style-name="Default" table:formula="of:=(69+20+20)/3" office:value-type="float" office:value="36.3333333333333" calcext:value-type="float">
            <text:p>36.3333333333</text:p>
          </table:table-cell>
          <table:table-cell table:formula="of:=(163+73+147)/3" office:value-type="float" office:value="127.666666666667" calcext:value-type="float">
            <text:p>127.6666666667</text:p>
          </table:table-cell>
          <table:table-cell table:style-name="Default" table:formula="of:=(79+113+27)/3" office:value-type="float" office:value="73" calcext:value-type="float">
            <text:p>73</text:p>
          </table:table-cell>
          <table:table-cell table:formula="of:=(225+283+74)/3" office:value-type="float" office:value="194" calcext:value-type="float">
            <text:p>1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20:56:39.056423942</meta:creation-date>
    <dc:date>2016-12-11T23:01:32.037657330</dc:date>
    <meta:editing-duration>PT11M51S</meta:editing-duration>
    <meta:editing-cycles>2</meta:editing-cycles>
    <meta:generator>LibreOffice/5.1.4.2$Linux_X86_64 LibreOffice_project/10m0$Build-2</meta:generator>
    <meta:document-statistic meta:table-count="1" meta:cell-count="98" meta:object-count="0"/>
  </office:meta>
</office:document-meta>
</file>